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>F</mi>
            <mo stretchy="false">→</mo>
            <mi mathvariant="italic">graph</mi>
            <mi mathvariant="italic">id</mi>
            <mtext>{</mtext>
            <mi>L</mi>
            <mtext>}</mtext>
          </mrow>
        </mtd>
      </mtr>
      <mtr>
        <mtd>
          <mrow>
            <mi>L</mi>
            <mo stretchy="false">→</mo>
            <mi>L</mi>
            <mi>;</mi>
            <mi>C</mi>
            <mtext>|</mtext>
            <mi>C</mi>
          </mrow>
        </mtd>
      </mtr>
      <mtr>
        <mtd>
          <mrow>
            <mi>C</mi>
            <mo stretchy="false">→</mo>
            <mi>N</mi>
            <mtext>|</mtext>
            <mi>N</mi>
            <mi>E</mi>
          </mrow>
        </mtd>
      </mtr>
      <mtr>
        <mtd>
          <mrow>
            <mi>N</mi>
            <mo stretchy="false">→</mo>
            <mi mathvariant="italic">id</mi>
            <mtext>|</mtext>
            <mi mathvariant="italic">longId</mi>
          </mrow>
        </mtd>
      </mtr>
      <mtr>
        <mtd>
          <mrow>
            <mi>E</mi>
            <mo stretchy="false">→</mo>
            <mi mathvariant="italic">edge</mi>
            <mi>N</mi>
            <mi>E</mi>
            <mtext>|</mtext>
            <mi mathvariant="italic">edge</mi>
            <mi>N</mi>
          </mrow>
        </mtd>
      </mtr>
    </mtable>
    <annotation encoding="StarMath 5.0">F-&gt;graph id "{"  L  "}" newline
L-&gt;L ; C "|" C newline
C-&gt;N "|" N E newline
N-&gt;id "|" longId newline
E-&gt;edge N E "|" edge N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12:11:06.403546903</meta:creation-date>
    <dc:date>2019-06-24T12:13:50.746178474</dc:date>
    <meta:editing-duration>PT2M44S</meta:editing-duration>
    <meta:editing-cycles>1</meta:editing-cycles>
    <meta:generator>LibreOffice/6.0.7.3$Linux_X86_64 LibreOffice_project/00m0$Build-3</meta:generator>
  </office:meta>
</office:document-meta>
</file>